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13c09" officeooo:paragraph-rsid="00113c0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bold" officeooo:rsid="0014656b" officeooo:paragraph-rsid="0014656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4656b" officeooo:paragraph-rsid="0014656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656b" officeooo:paragraph-rsid="0014656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6afbe" officeooo:paragraph-rsid="0016afb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1767c" officeooo:paragraph-rsid="0014656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2f20b" officeooo:paragraph-rsid="0012f20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4656b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fo:font-weight="normal" officeooo:rsid="00172ad6" officeooo:paragraph-rsid="00172ad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17dfef" officeooo:paragraph-rsid="0017dfe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4bc7" officeooo:paragraph-rsid="001a4bc7" style:font-size-asian="10.5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1a727f" officeooo:paragraph-rsid="001a727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656b" officeooo:paragraph-rsid="0014656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2ddd" officeooo:paragraph-rsid="001c2ddd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2ad6" officeooo:paragraph-rsid="00172ad6" style:font-size-asian="10.5pt" style:font-weight-asian="bold" style:font-size-complex="12pt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bold" officeooo:rsid="0017dfef" officeooo:paragraph-rsid="0017dfe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a727f" officeooo:paragraph-rsid="001a727f" style:font-size-asian="10.5pt" style:font-weight-asian="bold" style:font-size-complex="12pt" style:font-weight-complex="bold"/>
    </style:style>
    <style:style style:name="P32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bold" officeooo:rsid="001a727f" officeooo:paragraph-rsid="001a727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b59b1" officeooo:paragraph-rsid="001b59b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c2ddd" officeooo:paragraph-rsid="001c2ddd" style:font-size-asian="10.5pt" style:font-weight-asian="bold" style:font-size-complex="12pt" style:font-weight-complex="bold"/>
    </style:style>
    <style:style style:name="P35" style:family="paragraph" style:parent-style-name="Standard" style:list-style-name="L8">
      <style:paragraph-properties fo:text-align="start" style:justify-single-word="false"/>
      <style:text-properties style:font-name="Ubuntu" fo:font-size="12pt" style:text-underline-style="none" fo:font-weight="bold" officeooo:rsid="001c2ddd" officeooo:paragraph-rsid="001c2ddd" style:font-size-asian="10.5pt" style:font-weight-asian="bold" style:font-size-complex="12pt" style:font-weight-complex="bold"/>
    </style:style>
    <style:style style:name="P36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c2ddd" officeooo:paragraph-rsid="001c2ddd" style:font-size-asian="10.5pt" style:font-weight-asian="bold" style:font-size-complex="12pt" style:font-weight-complex="bold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d5a9d" officeooo:paragraph-rsid="001d5a9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1f595d" officeooo:paragraph-rsid="001f595d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f595d" officeooo:paragraph-rsid="001f595d" style:font-size-asian="10.5pt" style:font-weight-asian="bold" style:font-size-complex="12pt" style:font-weight-complex="bold"/>
    </style:style>
    <style:style style:name="P41" style:family="paragraph" style:parent-style-name="Standard" style:list-style-name="L10">
      <style:paragraph-properties fo:text-align="start" style:justify-single-word="false"/>
      <style:text-properties style:font-name="Ubuntu" fo:font-size="12pt" style:text-underline-style="none" fo:font-weight="bold" officeooo:rsid="001f595d" officeooo:paragraph-rsid="001f595d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43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116ef" style:font-size-asian="10.5pt" style:font-weight-asian="bold" style:font-size-complex="12pt" style:font-weight-complex="bold"/>
    </style:style>
    <style:style style:name="P44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116ef" officeooo:paragraph-rsid="002239c0" style:font-size-asian="10.5pt" style:font-weight-asian="bold" style:font-size-complex="12pt" style:font-weight-complex="bold"/>
    </style:style>
    <style:style style:name="P45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239c0" officeooo:paragraph-rsid="002239c0" style:font-size-asian="10.5pt" style:font-weight-asian="bold" style:font-size-complex="12pt" style:font-weight-complex="bold"/>
    </style:style>
    <style:style style:name="P46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239c0" officeooo:paragraph-rsid="00247519" style:font-size-asian="10.5pt" style:font-weight-asian="bold" style:font-size-complex="12pt" style:font-weight-complex="bold"/>
    </style:style>
    <style:style style:name="P47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none" fo:font-weight="bold" officeooo:rsid="0023f811" officeooo:paragraph-rsid="0023f81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3f811" officeooo:paragraph-rsid="0023f811" style:font-size-asian="10.5pt" style:font-weight-asian="bold" style:font-size-complex="12pt" style:font-weight-complex="bold"/>
    </style:style>
    <style:style style:name="P49" style:family="paragraph" style:parent-style-name="Standard" style:list-style-name="L13">
      <style:paragraph-properties fo:text-align="start" style:justify-single-word="false"/>
      <style:text-properties style:font-name="Ubuntu" fo:font-size="12pt" style:text-underline-style="none" fo:font-weight="bold" officeooo:rsid="0023f811" officeooo:paragraph-rsid="0023f81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519" style:font-size-asian="10.5pt" style:font-weight-asian="bold" style:font-size-complex="12pt" style:font-weight-complex="bold"/>
    </style:style>
    <style:style style:name="P51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47519" officeooo:paragraph-rsid="0024796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47962" officeooo:paragraph-rsid="00247962" style:font-size-asian="10.5pt" style:font-weight-asian="bold" style:font-size-complex="12pt" style:font-weight-complex="bold"/>
    </style:style>
    <style:style style:name="P53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none" fo:font-weight="bold" officeooo:rsid="00247962" officeooo:paragraph-rsid="00247962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55" style:family="paragraph" style:parent-style-name="Standard" style:list-style-name="L14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56" style:family="paragraph" style:parent-style-name="Standard" style:list-style-name="L15">
      <style:paragraph-properties fo:text-align="start" style:justify-single-word="false"/>
      <style:text-properties style:font-name="Ubuntu" fo:font-size="12pt" style:text-underline-style="none" fo:font-weight="bold" officeooo:rsid="00253bb1" officeooo:paragraph-rsid="00253bb1" style:font-size-asian="10.5pt" style:font-weight-asian="bold" style:font-size-complex="12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11767c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12f20b"/>
    </style:style>
    <style:style style:name="T1" style:family="text">
      <style:text-properties style:font-name="Ubuntu" fo:font-size="12pt" fo:font-weight="normal" officeooo:rsid="0011767c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2f20b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656b" style:font-weight-asian="normal" style:font-weight-complex="normal"/>
    </style:style>
    <style:style style:name="T5" style:family="text">
      <style:text-properties fo:font-weight="normal" officeooo:rsid="001a727f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1a4bc7"/>
    </style:style>
    <style:style style:name="T9" style:family="text">
      <style:text-properties officeooo:rsid="001a727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c2dd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239c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16e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4751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4796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53bb1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c2ddd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5">Javascript es un lenguaje no compilado que funciona gracias a un interprete de código.</text:p>
      <text:p text:style-name="P5">Con Javascript podemos dar funcionalidad a nuestra página.</text:p>
      <text:p text:style-name="P5">Se emplea tanto en entorno servidor (backend) como en entorno cliente (frontend)</text:p>
      <text:p text:style-name="P6">Se utiliza para añadir características inter<text:span text:style-name="T9">a</text:span>ctivas a nuestra página web.</text:p>
      <text:p text:style-name="P5"/>
      <text:p text:style-name="P5"/>
      <text:p text:style-name="P2">framework</text:p>
      <text:p text:style-name="P5">Es un conjunto de herramientas basadas en un lenguaje de programación compuesta por bibliotecas de código y <text:s/>patrones de diseño avanzado que sirven como base para el desarrollo de diversas aplicaciones.</text:p>
      <text:p text:style-name="P5"/>
      <text:p text:style-name="P5"/>
      <text:p text:style-name="P3">Librerías</text:p>
      <text:p text:style-name="P6">Sirven de soporte a nuestra página para incluir alguna dependencia externa.</text:p>
      <text:p text:style-name="P6"/>
      <text:p text:style-name="P6"/>
      <text:p text:style-name="P3">Colocación en HTML</text:p>
      <text:list xml:id="list1896083004" text:style-name="L1">
        <text:list-item>
          <text:p text:style-name="P14">En un fichero independiente (con extensión js)</text:p>
          <text:list>
            <text:list-item>
              <text:p text:style-name="P57"><text:span text:style-name="T1">&lt;</text:span><text:span text:style-name="T2">script src=”script.js”&gt;&lt;/script&gt;</text:span></text:p>
            </text:list-item>
            <text:list-item>
              <text:p text:style-name="P58"><text:span text:style-name="T1">&lt;</text:span><text:span text:style-name="T2">script src=”script.js” async&gt;&lt;/script&gt; (carga asíncrona más rápida)</text:span></text:p>
              <text:list>
                <text:list-item>
                  <text:p text:style-name="P17">async: descarga el HTML y ejecuta el Javascript al mismo tiempo.</text:p>
                </text:list-item>
                <text:list-item>
                  <text:p text:style-name="P17">defer: <text:s/>descarga el HTML y <text:s/>luego ejecuta el Javascript</text:p>
                </text:list-item>
              </text:list>
            </text:list-item>
          </text:list>
        </text:list-item>
        <text:list-item>
          <text:p text:style-name="P15">Entre etiquetas &lt;script&gt;&lt;/script&gt;</text:p>
          <text:list>
            <text:list-item>
              <text:p text:style-name="P19"><text:span text:style-name="T4">A</text:span><text:span text:style-name="T3">ntes del css</text:span></text:p>
            </text:list-item>
            <text:list-item>
              <text:p text:style-name="P19"><text:span text:style-name="T4">antes dela etiqueta</text:span><text:span text:style-name="T3"> &lt;/body&gt; </text:span><text:span text:style-name="T4">(Evita afectar a la velocidad de carga de la página)</text:span></text:p>
            </text:list-item>
          </text:list>
        </text:list-item>
        <text:list-item>
          <text:p text:style-name="P14">Dentro de una etiqueta (script en linea, no es recomendable)</text:p>
        </text:list-item>
      </text:list>
      <text:p text:style-name="P6"/>
      <text:p text:style-name="P6"/>
      <text:p text:style-name="P4">noscript</text:p>
      <text:p text:style-name="P7">Se emplea para avisar al usuario que la página web necesita usar Javascript para funcionar correctamente e incluye un mensaje de aviso.</text:p>
      <text:p text:style-name="P7"><text:tab/>&lt;body&gt;</text:p>
      <text:p text:style-name="P7"><text:tab/><text:tab/>&lt;noscript&gt;</text:p>
      <text:p text:style-name="P7"><text:tab/><text:tab/>&lt;p&gt;Esta web no funciona sin Javascript&lt;p&gt;</text:p>
      <text:p text:style-name="P7"><text:tab/><text:tab/>&lt;/noscript&gt;</text:p>
      <text:p text:style-name="P7"><text:tab/>&lt;/body&gt;</text:p>
      <text:p text:style-name="P8"/>
      <text:p text:style-name="P8"/>
      <text:p text:style-name="P11">Conju<text:span text:style-name="T9">n</text:span>to de reglas</text:p>
      <text:list xml:id="list748900995" text:style-name="L2">
        <text:list-item>
          <text:p text:style-name="P20">El interprete de JS ignora espacios en blanco sobrantes.</text:p>
        </text:list-item>
        <text:list-item>
          <text:p text:style-name="P20">Es case sensitive.</text:p>
        </text:list-item>
        <text:list-item>
          <text:p text:style-name="P20">No se definen los tipos de variables.</text:p>
        </text:list-item>
        <text:list-item>
          <text:p text:style-name="P20">No obliga, pero es aconsejable acabar las sentencias con “ ; “</text:p>
        </text:list-item>
        <text:list-item>
          <text:p text:style-name="P20">Se recomie<text:span text:style-name="T9">n</text:span>da incluir comentarios.</text:p>
        </text:list-item>
      </text:list>
      <text:p text:style-name="P9"/>
      <text:p text:style-name="P12">Sintaxis en JS</text:p>
      <text:list xml:id="list2779690577" text:style-name="L3">
        <text:list-item>
          <text:p text:style-name="P29"><text:span text:style-name="T3">Las variables se declaran con </text:span><text:span text:style-name="T7">let</text:span></text:p>
        </text:list-item>
        <text:list-item>
          <text:p text:style-name="P29"><text:span text:style-name="T3">Los objetos se encierran e</text:span><text:span text:style-name="T5">n</text:span><text:span text:style-name="T3">tre llaves parejas con el formato </text:span><text:span text:style-name="T7">propiedad: valor,</text:span></text:p>
        </text:list-item>
        <text:list-item>
          <text:p text:style-name="P30"><text:span text:style-name="T3">El valo</text:span><text:span text:style-name="T5">r</text:span><text:span text:style-name="T3"> de una propiedad de un objeto se obtiene con </text:span><text:span text:style-name="T7">objeto.propiedad</text:span></text:p>
        </text:list-item>
        <text:list-item>
          <text:p text:style-name="P30"><text:span text:style-name="T3">Para definir una función se recomienda usar constantes con </text:span><text:span text:style-name="T7">const</text:span></text:p>
        </text:list-item>
      </text:list>
      <text:p text:style-name="P10"/>
      <text:p text:style-name="P10"/>
      <text:p text:style-name="P13">Decl<text:span text:style-name="T9">a</text:span>raciones</text:p>
      <text:p text:style-name="P10">Ventana <text:span text:style-name="T6">alert</text:span>:</text:p>
      <text:list xml:id="list1014822968" text:style-name="L4">
        <text:list-item>
          <text:p text:style-name="P22">Usada para mostrar un mensaje después de realizar alguna acción.</text:p>
        </text:list-item>
        <text:list-item>
          <text:p text:style-name="P22">Tiene la propiedad modal, se abre en <text:span text:style-name="T8">primer</text:span> plano y no permite ma<text:span text:style-name="T8">n</text:span>ipular nada de lo que se encuentre en segundo plano.</text:p>
          <text:list>
            <text:list-item>
              <text:p text:style-name="P22">&lt;button type="button" onclick="alert('<text:span text:style-name="T8">Esto es un cuadro de alerta</text:span>')"&gt;Pro<text:span text:style-name="T8">b</text:span>ar alerta&lt;/button&gt;</text:p>
            </text:list-item>
          </text:list>
        </text:list-item>
      </text:list>
      <text:p text:style-name="P10"/>
      <text:p text:style-name="P23">Ventana <text:span text:style-name="T6">confirm</text:span>:</text:p>
      <text:list xml:id="list1855910392" text:style-name="L5">
        <text:list-item>
          <text:p text:style-name="P24">Función parecida a alerta, muestra un cuadro de dialogo de confirmación.</text:p>
        </text:list-item>
        <text:list-item>
          <text:p text:style-name="P24">Ofrece dos opciones, aceptar y cancelar.</text:p>
          <text:list>
            <text:list-item>
              <text:p text:style-name="P24">Devuelve true o false.</text:p>
            </text:list-item>
          </text:list>
        </text:list-item>
      </text:list>
      <text:p text:style-name="P23"/>
      <text:p text:style-name="P23">Consola:</text:p>
      <text:list xml:id="list2679561367" text:style-name="L6">
        <text:list-item>
          <text:p text:style-name="P25">Se ejecuta desde cualquier navegador pulsando f12</text:p>
        </text:list-item>
        <text:list-item>
          <text:p text:style-name="P26">Muestra el código JS para comprobar que funciona.</text:p>
          <text:list>
            <text:list-item>
              <text:p text:style-name="P26">console.log(“Texto a escribir”);</text:p>
            </text:list-item>
          </text:list>
        </text:list-item>
      </text:list>
      <text:p text:style-name="P10"/>
      <text:p text:style-name="P10"/>
      <text:p text:style-name="P38">ELEMENTOS DE CÓDIGO</text:p>
      <text:p text:style-name="P10"/>
      <text:p text:style-name="P31">Comentarios</text:p>
      <text:p text:style-name="P31"><text:span text:style-name="T3">Se emplean para hacer anotaciones en el código.</text:span></text:p>
      <text:list xml:id="list1129769646" text:style-name="L7">
        <text:list-item>
          <text:p text:style-name="P32"><text:span text:style-name="T3">// → Para hacer comentarios en una línea.</text:span></text:p>
        </text:list-item>
        <text:list-item>
          <text:p text:style-name="P32"><text:span text:style-name="T3">/* Para diversas líneas*/</text:span></text:p>
        </text:list-item>
      </text:list>
      <text:p text:style-name="P31"><text:span text:style-name="T3"/></text:p>
      <text:p text:style-name="P31"><text:span text:style-name="T3"/></text:p>
      <text:p text:style-name="P33">Variables</text:p>
      <text:p text:style-name="P33"><text:span text:style-name="T3">Son contenedores para almacenar valores. Se declara la variable con la palabra </text:span><text:span text:style-name="T18">let </text:span><text:span text:style-name="T11">o </text:span><text:span text:style-name="T18">var,</text:span><text:span text:style-name="T11"> a continuación </text:span><text:span text:style-name="T12">un símbolo “=” y </text:span><text:span text:style-name="T11">el valor que le queremos dar.</text:span></text:p>
      <text:p text:style-name="P33"><text:span text:style-name="T11"><text:tab/><text:tab/></text:span><text:span text:style-name="T19">let x = 5;</text:span></text:p>
      <text:p text:style-name="P33"><text:span text:style-name="T19"><text:tab/><text:tab/>let y = 3;</text:span></text:p>
      <text:p text:style-name="P33"><text:span text:style-name="T19"><text:tab/><text:tab/>let z = x + y;</text:span></text:p>
      <text:p text:style-name="P33"><text:span text:style-name="T11"/></text:p>
      <text:p text:style-name="P34"><text:span text:style-name="T11">Tipos:</text:span></text:p>
      <text:list xml:id="list1146917752" text:style-name="L8">
        <text:list-item>
          <text:p text:style-name="P35"><text:span text:style-name="T11">Globales: Se definen para un entorno global.</text:span></text:p>
        </text:list-item>
        <text:list-item>
          <text:p text:style-name="P35"><text:span text:style-name="T11">Locales: Definidas para un entorno concreto.</text:span></text:p>
        </text:list-item>
      </text:list>
      <text:p text:style-name="P34"><text:span text:style-name="T11"/></text:p>
      <text:p text:style-name="P28"><text:span text:style-name="T10">Declaraciones</text:span></text:p>
      <text:list xml:id="list3951404918" text:style-name="L9">
        <text:list-item>
          <text:p text:style-name="P36"><text:span text:style-name="T10">var</text:span><text:span text:style-name="T11">: Usada para declaraciones generales y de alcance.</text:span></text:p>
          <text:list>
            <text:list-item>
              <text:p text:style-name="P37"><text:span text:style-name="T11">Se hereda por referencia, por lo que puede usarse como variable global</text:span></text:p>
            </text:list-item>
          </text:list>
        </text:list-item>
        <text:list-item>
          <text:p text:style-name="P37"><text:span text:style-name="T10">let</text:span><text:span text:style-name="T11">: Usada en variables generales.</text:span></text:p>
          <text:list>
            <text:list-item>
              <text:p text:style-name="P37"><text:span text:style-name="T11">Solo usada en el bloque que se ha declarado.</text:span></text:p>
            </text:list-item>
          </text:list>
        </text:list-item>
        <text:list-item>
          <text:p text:style-name="P37"><text:span text:style-name="T10">const</text:span><text:span text:style-name="T11">: Uso para datos que no pueden ser sobrescritos.</text:span></text:p>
        </text:list-item>
      </text:list>
      <text:p text:style-name="P39"><text:span text:style-name="T11">Definiciones:</text:span></text:p>
      <text:list xml:id="list497491673" text:style-name="L10">
        <text:list-item>
          <text:p text:style-name="P41"><text:span text:style-name="T11">camelCase: Para variables que hacen referencia a varias palabras.</text:span></text:p>
        </text:list-item>
        <text:list-item>
          <text:p text:style-name="P41"><text:span text:style-name="T11">lowercase: Para variables que referencian a una sola palabra.</text:span></text:p>
        </text:list-item>
        <text:list-item>
          <text:p text:style-name="P41"><text:span text:style-name="T11">Las constantes se escriben en mayúsculas, separadas por un “_” si son dos o más.</text:span></text:p>
        </text:list-item>
      </text:list>
      <text:p text:style-name="P40"><text:span text:style-name="T11"/></text:p>
      <text:p text:style-name="P52"><text:span text:style-name="T11">Tipos de operaciones:</text:span></text:p>
      <text:list xml:id="list1628146726" text:style-name="L11">
        <text:list-item>
          <text:p text:style-name="P51"><text:span text:style-name="T11">Aritmétic</text:span><text:span text:style-name="T16">a</text:span><text:span text:style-name="T11">s: </text:span></text:p>
          <text:list>
            <text:list-item>
              <text:p text:style-name="P51"><text:span text:style-name="T11">+, -, *, /, %</text:span></text:p>
            </text:list-item>
          </text:list>
        </text:list-item>
        <text:list-item>
          <text:p text:style-name="P51"><text:span text:style-name="T11">De comparación:</text:span></text:p>
          <text:list>
            <text:list-item>
              <text:p text:style-name="P51"><text:span text:style-name="T11">&lt;, &gt;, &lt;=, &gt;=, ==, !=</text:span></text:p>
            </text:list-item>
            <text:list-item>
              <text:p text:style-name="P51"><text:span text:style-name="T11">Comparación estricta ( === ) compara valor y tipo del dato.</text:span></text:p>
            </text:list-item>
          </text:list>
        </text:list-item>
        <text:list-item>
          <text:p text:style-name="P53"><text:span text:style-name="T11">Lógicas</text:span></text:p>
          <text:list>
            <text:list-item>
              <text:p text:style-name="P53"><text:span text:style-name="T11">AND ( &amp;&amp; )</text:span></text:p>
            </text:list-item>
            <text:list-item>
              <text:p text:style-name="P53"><text:span text:style-name="T11">OR ( || )</text:span></text:p>
            </text:list-item>
            <text:list-item>
              <text:p text:style-name="P53"><text:span text:style-name="T11">NOT ( ! )</text:span></text:p>
            </text:list-item>
          </text:list>
        </text:list-item>
      </text:list>
      <text:p text:style-name="P40"><text:span text:style-name="T11"/></text:p>
      <text:p text:style-name="P42"><text:span text:style-name="T10">Tipo de datos</text:span></text:p>
      <text:p text:style-name="P42"><text:span text:style-name="T11"/></text:p>
      <text:p text:style-name="P42"><text:span text:style-name="T11">Numbers:</text:span></text:p>
      <text:list xml:id="list124222634276571" text:continue-numbering="true" text:style-name="L11">
        <text:list-item>
          <text:p text:style-name="P43"><text:span text:style-name="T11">Positivos, negativos o decimales. Usan operadores </text:span><text:span text:style-name="T16">aritméticos.</text:span></text:p>
        </text:list-item>
      </text:list>
      <text:p text:style-name="P42"><text:span text:style-name="T11"/></text:p>
      <text:p text:style-name="P42"><text:span text:style-name="T11">Strings: Cadenas de texto, </text:span><text:span text:style-name="T15">se pueden concatenar con el operador ( + )</text:span></text:p>
      <text:list xml:id="list1162444406" text:style-name="L12">
        <text:list-item>
          <text:p text:style-name="P45"><text:span text:style-name="T11">Se encierran entre comillas dobles( “ “ ), o simples( ‘ ‘ ).</text:span></text:p>
        </text:list-item>
        <text:list-item>
          <text:p text:style-name="P46"><text:span text:style-name="T11">S</text:span><text:span text:style-name="T15">e pueden concatenar con una </text:span><text:span text:style-name="T11">variable </text:span><text:span text:style-name="T15">dinámica</text:span><text:span text:style-name="T11">:</text:span></text:p>
          <text:list>
            <text:list-item>
              <text:p text:style-name="P46"><text:span text:style-name="T11"><text:s/>Usar como comillas el acento grave ( ` ` ) y la variable debe de encontrarse en el formato </text:span><text:span text:style-name="T18">${variable}</text:span><text:span text:style-name="T11">; </text:span><text:span text:style-name="T15">No necesita el operador ( + )</text:span></text:p>
            </text:list-item>
          </text:list>
        </text:list-item>
        <text:list-item>
          <text:p text:style-name="P44"><text:span text:style-name="T11">Con el carácter “ \ ” se pue</text:span><text:span text:style-name="T13">d</text:span><text:span text:style-name="T11">e a la hora de escribir un texto: </text:span></text:p>
          <text:list>
            <text:list-item>
              <text:p text:style-name="P45"><text:span text:style-name="T11">\n → Hacer un sato de línea</text:span></text:p>
            </text:list-item>
            <text:list-item>
              <text:p text:style-name="P45"><text:span text:style-name="T11">\t → Hacer un tabulado</text:span></text:p>
            </text:list-item>
            <text:list-item>
              <text:p text:style-name="P47"><text:span text:style-name="T11">Escapar los caracteres ( ‘ “ y \ ).</text:span></text:p>
            </text:list-item>
          </text:list>
        </text:list-item>
      </text:list>
      <text:p text:style-name="P40"><text:span text:style-name="T11"/></text:p>
      <text:p text:style-name="P48"><text:span text:style-name="T11">Booleans: true / false</text:span></text:p>
      <text:list xml:id="list3812057073" text:style-name="L13">
        <text:list-item>
          <text:p text:style-name="P49"><text:span text:style-name="T11">Emplean operadores de comparación.</text:span></text:p>
          <text:p text:style-name="P49"><text:span text:style-name="T14"/></text:p>
        </text:list-item>
      </text:list>
      <text:p text:style-name="P48"><text:span text:style-name="T14"/></text:p>
      <text:p text:style-name="P54"><text:span text:style-name="T14">n</text:span><text:span text:style-name="T11">ull y undefined:</text:span></text:p>
      <text:list xml:id="list1513176999" text:style-name="L14">
        <text:list-item>
          <text:p text:style-name="P55"><text:span text:style-name="T11">undefined: Ausencia de valor.</text:span></text:p>
        </text:list-item>
        <text:list-item>
          <text:p text:style-name="P55"><text:span text:style-name="T11">null: Tiene un valor que es null.</text:span></text:p>
        </text:list-item>
      </text:list>
      <text:p text:style-name="P48"><text:span text:style-name="T14"/></text:p>
      <text:p text:style-name="P50"><text:span text:style-name="T14">A</text:span><text:span text:style-name="T11">rrays: </text:span><text:span text:style-name="T17">Objeto similar a una lista que posee métodos para efectuar operaciones de <text:tab/>recorrido y mutación de esta.</text:span></text:p>
      <text:list xml:id="list49572892" text:style-name="L15">
        <text:list-item>
          <text:p text:style-name="P56"><text:span text:style-name="T17">T</text:span><text:span text:style-name="T11">anto la longitud como el tipo de elementos son variables.</text:span></text:p>
        </text:list-item>
      </text:list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1">Operadores de igualdad estricta: Comparan tanto tipo como valor del dato.</text:span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9:10:42.144644913</meta:creation-date>
    <dc:date>2025-04-10T12:42:20.882997782</dc:date>
    <meta:editing-duration>PT1H21M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786" meta:character-count="4448" meta:non-whitespace-character-count="3804"/>
  </office:meta>
</office:document-meta>
</file>